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80462" officeooo:paragraph-rsid="00180462"/>
    </style:style>
    <style:style style:name="P2" style:family="paragraph" style:parent-style-name="Standard">
      <style:text-properties officeooo:rsid="0018d577" officeooo:paragraph-rsid="0018d577"/>
    </style:style>
    <style:style style:name="P3" style:family="paragraph" style:parent-style-name="Standard">
      <style:text-properties officeooo:rsid="0019cd96" officeooo:paragraph-rsid="0019cd96"/>
    </style:style>
    <style:style style:name="P4" style:family="paragraph" style:parent-style-name="Standard">
      <style:text-properties officeooo:rsid="001aab2e" officeooo:paragraph-rsid="001aab2e"/>
    </style:style>
    <style:style style:name="P5" style:family="paragraph" style:parent-style-name="Standard">
      <style:text-properties officeooo:rsid="001aab2e" officeooo:paragraph-rsid="001aecf0"/>
    </style:style>
    <style:style style:name="P6" style:family="paragraph" style:parent-style-name="Standard">
      <style:paragraph-properties fo:text-align="start" style:justify-single-word="false"/>
      <style:text-properties officeooo:rsid="001aab2e" officeooo:paragraph-rsid="001c2132"/>
    </style:style>
    <style:style style:name="P7" style:family="paragraph" style:parent-style-name="Standard">
      <style:paragraph-properties fo:text-align="start" style:justify-single-word="false"/>
      <style:text-properties officeooo:rsid="001d7e64" officeooo:paragraph-rsid="001d7e64"/>
    </style:style>
    <style:style style:name="P8" style:family="paragraph" style:parent-style-name="Standard">
      <style:text-properties officeooo:rsid="00180462" officeooo:paragraph-rsid="00180462"/>
    </style:style>
    <style:style style:name="P9" style:family="paragraph" style:parent-style-name="Standard">
      <style:text-properties fo:font-weight="normal" officeooo:rsid="00180462" officeooo:paragraph-rsid="001ece72" style:font-weight-asian="normal" style:font-weight-complex="normal"/>
    </style:style>
    <style:style style:name="T1" style:family="text">
      <style:text-properties officeooo:rsid="0018d577"/>
    </style:style>
    <style:style style:name="T2" style:family="text">
      <style:text-properties officeooo:rsid="0019cd96"/>
    </style:style>
    <style:style style:name="T3" style:family="text">
      <style:text-properties officeooo:rsid="001a9709"/>
    </style:style>
    <style:style style:name="T4" style:family="text">
      <style:text-properties officeooo:rsid="001aecf0"/>
    </style:style>
    <style:style style:name="T5" style:family="text">
      <style:text-properties fo:font-size="6pt" officeooo:rsid="001c2132" style:font-size-asian="6pt" style:font-size-complex="6pt"/>
    </style:style>
    <style:style style:name="T6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1">El lenguaje c no controla que se salga del espacio asignado para buscar un carácter en algun subprograma.</text:p>
      <text:p text:style-name="P1"/>
      <text:p text:style-name="P1">Las variables de tipo boleano no existen en <text:span text:style-name="T1">c. (En otros lenguajes si)</text:span></text:p>
      <text:p text:style-name="P2">Este lo podemos crear nosotros mismos asi como podemos <text:s/>typ<text:span text:style-name="T2">ed</text:span>ef int &lt;cualquie<text:span text:style-name="T3">r tipo de dato</text:span>&gt;</text:p>
      <text:p text:style-name="P2"/>
      <text:p text:style-name="P3"><text:span text:style-name="T3">(</text:span>struct VERTI<text:span text:style-name="T3">CE) equivale a (int)</text:span></text:p>
      <text:p text:style-name="P3"/>
      <text:p text:style-name="P3"/>
      <text:p text:style-name="P3"/>
      <text:p text:style-name="P4">void → “vacío”</text:p>
      <text:p text:style-name="P3"/>
      <text:p text:style-name="P5">cabecera<text:span text:style-name="T4">(o header (por eso el .h))</text:span> de una subrutina: <text:s text:c="7"/></text:p>
      <text:p text:style-name="P6"><text:s/></text:p>
      <text:p text:style-name="P6"><text:span text:style-name="T4">Nombre de la subrutina</text:span> (<text:span text:style-name="T4"> </text:span>dato <text:span text:style-name="T2"><text:s/></text:span>de retorno, argumentos con distintos tipos de datos) <text:s text:c="6"/><text:span text:style-name="T5">cant de parametros o argumentos</text:span> <text:s text:c="41"/><text:span text:style-name="T4">TipoDeDato NombreDelDato </text:span></text:p>
      <text:p text:style-name="P6"/>
      <text:p text:style-name="P6"/>
      <text:p text:style-name="P7"/>
      <text:p text:style-name="P7"/>
      <text:p text:style-name="P7"/>
      <text:p text:style-name="P7"/>
      <text:p text:style-name="P7">Esto es para que cuando tengamos varios subprogramas, siempre esté def un main <text:s/><text:span text:style-name="T6">(mejor ver pag cátedra de subprogramas)</text:span></text:p>
      <text:p text:style-name="P7">#ifndef MAIN_H</text:p>
      <text:p text:style-name="P7">#defins MAIN_H</text:p>
      <text:p text:style-name="P7"/>
      <text:p text:style-name="P7">subprogramaaaaaaaaaaaaa</text:p>
      <text:p text:style-name="P7"/>
      <text:p text:style-name="P7">#endif</text:p>
      <text:p text:style-name="P5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1:28:55.173965195</meta:creation-date>
    <dc:date>2017-08-29T22:32:32.530546687</dc:date>
    <meta:editing-duration>PT1H25S</meta:editing-duration>
    <meta:editing-cycles>9</meta:editing-cycles>
    <meta:generator>LibreOffice/5.4.0.3$Linux_X86_64 LibreOffice_project/40m0$Build-3</meta:generator>
    <meta:document-statistic meta:table-count="0" meta:image-count="0" meta:object-count="0" meta:page-count="2" meta:paragraph-count="13" meta:word-count="109" meta:character-count="739" meta:non-whitespace-character-count="582"/>
  </office:meta>
</office:document-meta>
</file>